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text-properties officeooo:rsid="001c4ec5" officeooo:paragraph-rsid="0049abb2"/>
    </style:style>
    <style:style style:name="P2" style:family="paragraph" style:parent-style-name="Text_20_body">
      <style:paragraph-properties fo:margin-top="0cm" fo:margin-bottom="0cm" style:contextual-spacing="false" fo:text-align="start" style:justify-single-word="false"/>
      <style:text-properties officeooo:rsid="001c4ec5" officeooo:paragraph-rsid="0053a073"/>
    </style:style>
    <style:style style:name="P3" style:family="paragraph" style:parent-style-name="Text_20_body">
      <style:paragraph-properties fo:margin-top="0cm" fo:margin-bottom="0cm" style:contextual-spacing="false" fo:text-align="start" style:justify-single-word="false"/>
      <style:text-properties fo:font-size="18pt" officeooo:rsid="001c4ec5" officeooo:paragraph-rsid="004c665e" style:font-size-asian="18pt" style:font-size-complex="18pt"/>
    </style:style>
    <style:style style:name="P4" style:family="paragraph" style:parent-style-name="Text_20_body">
      <style:paragraph-properties fo:margin-top="0cm" fo:margin-bottom="0cm" style:contextual-spacing="false" fo:text-align="start" style:justify-single-word="false"/>
      <style:text-properties fo:font-size="12pt" officeooo:rsid="00752d19" officeooo:paragraph-rsid="00752d19" style:font-size-asian="10.5pt" style:font-size-complex="12pt"/>
    </style:style>
    <style:style style:name="P5" style:family="paragraph" style:parent-style-name="Text_20_body">
      <style:paragraph-properties fo:margin-top="0cm" fo:margin-bottom="0cm" style:contextual-spacing="false" fo:text-align="start" style:justify-single-word="false" fo:padding="0.074cm" fo:border-left="none" fo:border-right="none" fo:border-top="none" fo:border-bottom="0.06pt solid #000000" style:join-border="false"/>
      <style:text-properties officeooo:rsid="00752d19" officeooo:paragraph-rsid="00752d19"/>
    </style:style>
    <style:style style:name="P6" style:family="paragraph" style:parent-style-name="Standard">
      <style:paragraph-properties fo:margin-top="0cm" fo:margin-bottom="0cm" style:contextual-spacing="false" fo:text-align="start" style:justify-single-word="false"/>
      <style:text-properties fo:color="#000000" officeooo:rsid="001c4ec5" officeooo:paragraph-rsid="0053a073"/>
    </style:style>
    <style:style style:name="P7" style:family="paragraph" style:parent-style-name="Standard">
      <style:text-properties fo:color="#000000" style:font-name="Cambria" fo:font-size="12pt"/>
    </style:style>
    <style:style style:name="T1" style:family="text">
      <style:text-properties officeooo:rsid="0090b24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mplementation of Monte Carlo Linear Solvers in GPU environment </text:p>
      <text:p text:style-name="P3"/>
      <text:p text:style-name="P4">Massimiliano Lupo Pasini (Emory University, Atlanta, GA 30322)</text:p>
      <text:p text:style-name="P4">Steven Hamilton (Oak Ridge National Laboratory, Oak Ridge, TN 37830)</text:p>
      <text:p text:style-name="P5"/>
      <text:p text:style-name="P4"/>
      <text:p text:style-name="P6">In this project we consider the use of Monte Carlo methods to solve systems of linear algebraic equations.  There has been an increased interest in such methods in recent years because Monte Carlo algorithms are both highly parallel and naturally resilient to the hardware faults that are expected to become more common on future high-performance computing architectures.  Previous work developed specific criteria to guarantee convergence of Monte Carlo Linear Solvers (MCLS) and we have identified several classes of matrices for which convergence can be ensured.  By combining these theoretical bounds with statistical checks within the MCLS algorithm, a robust solution strategy has been developed.  While the robustness of the algorithm has been improved, the performance of the MCLS approach still often lags behind more traditional approaches.  To exploit the potential parallelism in MCLS, we have rewritten our existing code to execute on GPUs using the CUDA programming language.  A variety of approaches have been considered for achieving maximum performance on the GPU, including restructuring the way that data is stored and accessed to take advantage of hardware that is unique to the GPU.  Early results show very promising behavior compared to the standard CPU version of the algorithm.  Speed-ups of up to a factor of 80 <text:span text:style-name="T1">times </text:span>relative to single-core CPU performance have been observed across a range of matrices with varying numerical properties.</text:p>
      <text:p text:style-name="P7"/>
      <text:p text:style-name="P2"/>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4T04:08:24.573525011</meta:creation-date>
    <dc:date>2015-08-05T19:44:21.900249382</dc:date>
    <meta:editing-duration>PT3H53M13S</meta:editing-duration>
    <meta:editing-cycles>137</meta:editing-cycles>
    <meta:generator>LibreOffice/4.2.8.2$Linux_X86_64 LibreOffice_project/420m0$Build-2</meta:generator>
    <meta:document-statistic meta:table-count="0" meta:image-count="0" meta:object-count="0" meta:page-count="1" meta:paragraph-count="4" meta:word-count="251" meta:character-count="1658" meta:non-whitespace-character-count="1402"/>
  </office:meta>
</office:document-meta>
</file>